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ef84b" officeooo:paragraph-rsid="001ef84b"/>
    </style:style>
    <style:style style:name="P2" style:family="paragraph" style:parent-style-name="Standard">
      <style:text-properties officeooo:rsid="0020df60" officeooo:paragraph-rsid="0020df60"/>
    </style:style>
    <style:style style:name="P3" style:family="paragraph" style:parent-style-name="Standard">
      <style:text-properties officeooo:rsid="001ef84b" officeooo:paragraph-rsid="001ef84b"/>
    </style:style>
    <style:style style:name="P4" style:family="paragraph" style:parent-style-name="Standard">
      <style:text-properties officeooo:rsid="0022c0ce" officeooo:paragraph-rsid="0022c0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.Format=['coefficient'] <text:s text:c="7"/>// 'coefficient' or 'coordinate'</text:p>
      <text:p text:style-name="P1">ban.Path=... <text:s text:c="21"/>// points to defined your paths, nx3/nx2,nx1</text:p>
      <text:p text:style-name="P1">[0,0,0;1/2,1/2,1/2;1/2,0,0;0,1/2,0;0,0,1/2;0,0,0]</text:p>
      <text:p text:style-name="P1">ban.Div=[40] <text:s text:c="23"/>// k points of each path</text:p>
      <text:p text:style-name="P4">ban.DivType='unit' <text:s text:c="13"/>// how to divide k_path, 'unit' or 'all'</text:p>
      <text:p text:style-name="P1">ban.Draw=['on'] <text:s text:c="18"/>// whether draw band structure, 'on' or 'off'</text:p>
      <text:p text:style-name="P1">ban.Shift=['on'] <text:s text:c="17"/>// whether shift Ef to 0 in band plot, 'on' or 'off</text:p>
      <text:p text:style-name="P1"/>
      <text:p text:style-name="P4">============= PiLib Variable =============</text:p>
      <text:p text:style-name="P4">ban.k_path_div, @full, number of division of each path</text:p>
      <text:p text:style-name="P4">ORDER= <text:s text:c="3"/>0, SIZE=[ <text:s text:c="3"/>5, <text:s text:c="3"/>1], TYPE=INTEGER</text:p>
      <text:p text:style-name="P4"/>
      <text:p text:style-name="P2">============= PiLib Variable =============</text:p>
      <text:p text:style-name="P2">ban.k_point, @full, [label,kx,ky,kz]</text:p>
      <text:p text:style-name="P2">ORDER= <text:s text:c="3"/>2, SIZE=[ <text:s/>200, <text:s text:c="3"/>4], TYPE=REAL</text:p>
      <text:p text:style-name="P1"/>
      <text:p text:style-name="P1"/>
      <text:p text:style-name="P2">============= PiLib Variable =============</text:p>
      <text:p text:style-name="P2">ban.k_band, @full, [En(k1),En(k2)...]</text:p>
      <text:p text:style-name="P2">ORDER= <text:s text:c="3"/>0, SIZE=[ <text:s text:c="2"/>16, <text:s/>200], TYPE=REAL</text:p>
      <text:p text:style-name="P1"/>
      <text:p text:style-name="P1"/>
      <text:p text:style-name="P2">============= PiLib Variable =============</text:p>
      <text:p text:style-name="P2"><text:soft-page-break/>ban.k_vec(:,:,1), @full, eigenvectros at k_1=[0, 0, 0]</text:p>
      <text:p text:style-name="P2">ORDER= <text:s text:c="3"/>0, SIZE=[ <text:s text:c="2"/>16, <text:s text:c="2"/>16], TYPE=COMPLEX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4.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7:37:42.240000000</meta:creation-date>
    <dc:date>2014-10-20T22:29:32.206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20" meta:word-count="113" meta:character-count="1014" meta:non-whitespace-character-count="790"/>
  </office:meta>
</office:document-meta>
</file>